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6.72cm"/>
    </style:style>
    <style:style style:name="co3" style:family="table-column">
      <style:table-column-properties fo:break-before="auto" style:column-width="5.577cm"/>
    </style:style>
    <style:style style:name="co4" style:family="table-column">
      <style:table-column-properties fo:break-before="auto" style:column-width="9.462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3.196cm"/>
    </style:style>
    <style:style style:name="co7" style:family="table-column">
      <style:table-column-properties fo:break-before="auto" style:column-width="1.33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3.972cm"/>
    </style:style>
    <style:style style:name="co11" style:family="table-column">
      <style:table-column-properties fo:break-before="auto" style:column-width="7.5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ff8080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EST C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>
            <text:p>TEST 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NDITIONS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STATU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REACION DE NUEVO HOTEL</text:p>
          </table:table-cell>
          <table:table-cell table:style-name="ce3" office:value-type="string">
            <text:p>A user should be able to create a new hotel</text:p>
          </table:table-cell>
          <table:table-cell table:style-name="ce3"/>
          <table:table-cell table:number-columns-repeated="2"/>
          <table:table-cell table:style-name="ce3" office:value-type="string">
            <text:p>1,2,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ESERVAR HOTEL</text:p>
          </table:table-cell>
          <table:table-cell table:style-name="ce3" office:value-type="string">
            <text:p>If the hotel is enabled, then the user should be able to book</text:p>
          </table:table-cell>
          <table:table-cell table:style-name="ce3" office:value-type="string">
            <text:p>Once all the rooms are booked, hotel cannot continue booking</text:p>
          </table:table-cell>
          <table:table-cell table:number-columns-repeated="2"/>
          <table:table-cell table:style-name="ce3" office:value-type="string">
            <text:p>1,4,5,6,7,8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VERIFICAR FACILITIES</text:p>
          </table:table-cell>
          <table:table-cell table:style-name="ce3" office:value-type="string">
            <text:p>The facilities should be display for the user</text:p>
          </table:table-cell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VERIFICAR INFORMACION CHECK IN </text:p>
          </table:table-cell>
          <table:table-cell table:style-name="ce3" office:value-type="string">
            <text:p>Checking information should be available for the user</text:p>
          </table:table-cell>
          <table:table-cell table:style-name="ce3"/>
          <table:table-cell table:number-columns-repeated="2"/>
          <table:table-cell table:style-name="ce3"/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VERIFICAR AMENITIES</text:p>
          </table:table-cell>
          <table:table-cell table:style-name="ce3" office:value-type="string">
            <text:p>The amenities should be available for the user when they review the hotel</text:p>
          </table:table-cell>
          <table:table-cell table:style-name="ce3"/>
          <table:table-cell table:number-columns-repeated="2"/>
          <table:table-cell table:style-name="ce3"/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APLICAR CUPON</text:p>
          </table:table-cell>
          <table:table-cell table:style-name="ce3" office:value-type="string">
            <text:p>A coupon should be to apply</text:p>
          </table:table-cell>
          <table:table-cell table:style-name="ce3" office:value-type="string">
            <text:p>A coupon should not be available if is not enabled </text:p>
          </table:table-cell>
          <table:table-cell table:number-columns-repeated="2"/>
          <table:table-cell table:style-name="ce3" office:value-type="float" office:value="10">
            <text:p>10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VERIFICAR VALIDEZ CUPON</text:p>
          </table:table-cell>
          <table:table-cell table:style-name="ce3" office:value-type="string">
            <text:p>A coupon has a start date and end date, the coupon should not be available after that time</text:p>
          </table:table-cell>
          <table:table-cell table:style-name="ce3"/>
          <table:table-cell table:number-columns-repeated="2"/>
          <table:table-cell table:style-name="ce3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VERIFICAR DESCUENTO CUPON</text:p>
          </table:table-cell>
          <table:table-cell table:style-name="ce3" office:value-type="string">
            <text:p>The discount will be applied to the total amount</text:p>
          </table:table-cell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GENERAR/AUTOGENERAR CUPON</text:p>
          </table:table-cell>
          <table:table-cell table:style-name="ce3" office:value-type="string">
            <text:p>A coupon code can be generated or autogenerated</text:p>
          </table:table-cell>
          <table:table-cell table:style-name="ce3" office:value-type="string">
            <text:p>A coupon could be added to all hotels. At the same, it can be for one hotel</text:p>
          </table:table-cell>
          <table:table-cell table:number-columns-repeated="2"/>
          <table:table-cell table:style-name="ce3"/>
          <table:table-cell/>
        </table:table-row>
        <table:table-row table:style-name="ro2" table:number-rows-repeated="19">
          <table:table-cell table:number-columns-repeated="2"/>
          <table:table-cell table:style-name="ce3"/>
          <table:table-cell table:number-columns-repeated="3"/>
          <table:table-cell table:style-name="ce3"/>
          <table:table-cell/>
        </table:table-row>
        <table:table-row table:style-name="ro2" table:number-rows-repeated="27">
          <table:table-cell table:number-columns-repeated="6"/>
          <table:table-cell table:style-name="ce3"/>
          <table:table-cell/>
        </table:table-row>
        <table:table-row table:style-name="ro2" table:number-rows-repeated="104851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INPUT" table:style-name="ta1" table:print="false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4" office:value-type="string">
            <text:p>KE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VAL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ME HOTEL </text:p>
          </table:table-cell>
          <table:table-cell office:value-type="string">
            <text:p>Rendezvous Hotel Singapor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CRIPTION HOTEL</text:p>
          </table:table-cell>
          <table:table-cell office:value-type="string">
            <text:p>Hotel 5 estrellas ubicado en la calle San Lui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CATION HOTEL</text:p>
          </table:table-cell>
          <table:table-cell office:value-type="string">
            <text:p>MEX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ATE IN</text:p>
          </table:table-cell>
          <table:table-cell table:style-name="ce5" office:value-type="date" office:date-value="2019-08-01">
            <text:p>01/08/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ATE OUT</text:p>
          </table:table-cell>
          <table:table-cell table:style-name="ce5" office:value-type="date" office:date-value="2019-08-15">
            <text:p>15/08/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ILD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UL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OOM TYPE</text:p>
          </table:table-cell>
          <table:table-cell office:value-type="string">
            <text:p>TRIPLE ROO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UPON CODE</text:p>
          </table:table-cell>
          <table:table-cell office:value-type="string">
            <text:p>code1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ENERATE COUPON</text:p>
          </table:table-cell>
          <table:table-cell office:value-type="string">
            <text:p>lmmd123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15/07/2019</text:date>, <text:time>10:2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09:22:52.58</meta:creation-date>
    <dc:date>2019-07-15T10:29:24.81</dc:date>
    <meta:editing-duration>PT1H6M20S</meta:editing-duration>
    <meta:editing-cycles>23</meta:editing-cycles>
    <meta:generator>OpenOffice/4.1.3$Win32 OpenOffice.org_project/413m1$Build-9783</meta:generator>
    <meta:document-statistic meta:table-count="2" meta:cell-count="75" meta:object-count="0"/>
  </office:meta>
</office:document-meta>
</file>